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roman" style:font-pitch="variable"/>
    <style:font-face style:name="Comic Sans MS" svg:font-family="'Comic Sans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List_20_Paragraph" style:list-style-name="WWNum1"/>
    <style:style style:name="P2" style:family="paragraph" style:parent-style-name="Standard" style:master-page-name="Standard">
      <style:paragraph-properties fo:text-align="center" style:justify-single-word="false" style:page-number="auto"/>
    </style:style>
    <style:style style:name="T1" style:family="text">
      <style:text-properties style:font-name="Comic Sans MS"/>
    </style:style>
    <style:style style:name="T2" style:family="text">
      <style:text-properties style:font-name="Comic Sans MS" fo:font-size="12pt" fo:font-weight="bold"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Mom-centered</text:span></text:p>
      <text:p text:style-name="Standard"><text:span text:style-name="T1">My Mom died Saturday and I would like to change our exercise for this week (shouldn’t be too much of a disruption to you as you have only gathered an organism in a jar and we are using that).</text:span></text:p>
      <text:p text:style-name="Standard"><text:span text:style-name="T1">Answer on your saved copy of this page and drop your exercise in the dropbox by Friday, Sept. 11 at midnight. <text:s/>The exercise is your version of a conversation between you and your “mom” about the creature you have in your jar.</text:span></text:p>
      <text:list xml:id="list761717796" text:style-name="WWNum1">
        <text:list-item>
          <text:p text:style-name="P1"><text:span text:style-name="T1"><text:s/>Tell me who you will be using as your “mom” in this exercise.</text:span></text:p>
        </text:list-item>
        <text:list-item>
          <text:p text:style-name="P1"><text:span text:style-name="T1">Introduce the organism you have been keeping in a jar to your Mom. <text:s/>Your introduction should include the name you have given it (doesn’t have to be taxonomically correct but you should know what that means (look in your book’s Table of Contents)), where it came from and if it has been easy to keep alive.</text:span></text:p>
        </text:list-item>
        <text:list-item>
          <text:p text:style-name="P1"><text:span text:style-name="T1">Predict your Mom’s reaction to your “friend” (unless you can actually see her reaction, then record that). <text:s/>Does your Mom embrace diversity? <text:s/>This week is all about diversity and historically people have reacted differently to the diversity of life.</text:span></text:p>
        </text:list-item>
        <text:list-item>
          <text:p text:style-name="P1"><text:span text:style-name="T1">Would you have chosen a different organism if you knew you were showing it to “Mom”? <text:s/>What kinds of diversity does your mom like better (plants, animals, fungi, etc.)?</text:span></text:p>
        </text:list-item>
        <text:list-item>
          <text:p text:style-name="P1"><text:span text:style-name="T1">Ask your mom how she feels about change. <text:s/>Does she like seasonal change (we are getting a big taste of this in the next couple days)? <text:s/>Does she like watching you change?</text:span></text:p>
        </text:list-item>
      </text:list>
      <text:p text:style-name="Standard"><text:span text:style-name="T1">Diversity and change are two of the central ideas of this week’s material and we honor our mom’s by asking their opinions on those two idea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roman" style:font-pitch="variable"/>
    <style:font-face style:name="Comic Sans MS" svg:font-family="'Comic Sans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DeVinney, Robin K</meta:initial-creator>
    <dc:creator>DeVinney, Robin K</dc:creator>
    <meta:editing-cycles>1</meta:editing-cycles>
    <meta:creation-date>2020-09-07T14:58:00</meta:creation-date>
    <dc:date>2020-09-07T15:23:00</dc:date>
    <meta:editing-duration>PT25M</meta:editing-duration>
    <meta:generator>LibreOffice/7.0.1.2$Windows_X86_64 LibreOffice_project/7cbcfc562f6eb6708b5ff7d7397325de9e764452</meta:generator>
    <meta:document-statistic meta:table-count="0" meta:image-count="0" meta:object-count="0" meta:page-count="1" meta:paragraph-count="9" meta:word-count="282" meta:character-count="1531" meta:non-whitespace-character-count="12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